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1C1A1E601C1781C6C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1cm" svg:y="0.746cm" svg:width="7.581cm" svg:height="7.151cm" draw:z-index="0"><draw:image xlink:href="Pictures/10000201000001DC000001C1A1E601C1781C6CB4.png" xlink:type="simple" xlink:show="embed" xlink:actuate="onLoad" loext:mime-type="image/x-vclgraphic"/></draw:frame><draw:frame draw:style-name="fr1" draw:name="Image2" text:anchor-type="paragraph" svg:x="8.458cm" svg:y="0.806cm" svg:width="7.581cm" svg:height="7.151cm" draw:z-index="1"><draw:image xlink:href="Pictures/10000201000001DC000001C1A1E601C1781C6CB4.png" xlink:type="simple" xlink:show="embed" xlink:actuate="onLoad" loext:mime-type="image/x-vclgraphic"/></draw:frame><draw:frame draw:style-name="fr1" draw:name="Image3" text:anchor-type="paragraph" svg:x="0.233cm" svg:y="8.675cm" svg:width="7.581cm" svg:height="7.151cm" draw:z-index="2"><draw:image xlink:href="Pictures/10000201000001DC000001C1A1E601C1781C6CB4.png" xlink:type="simple" xlink:show="embed" xlink:actuate="onLoad" loext:mime-type="image/x-vclgraphic"/></draw:frame><draw:frame draw:style-name="fr1" draw:name="Image4" text:anchor-type="paragraph" svg:x="8.576cm" svg:y="8.798cm" svg:width="7.581cm" svg:height="7.151cm" draw:z-index="3"><draw:image xlink:href="Pictures/10000201000001DC000001C1A1E601C1781C6CB4.png" xlink:type="simple" xlink:show="embed" xlink:actuate="onLoad" loext:mime-type="image/x-vclgraphic"/></draw:frame><draw:frame draw:style-name="fr1" draw:name="Image5" text:anchor-type="paragraph" svg:x="0.233cm" svg:y="16.768cm" svg:width="7.581cm" svg:height="7.151cm" draw:z-index="4"><draw:image xlink:href="Pictures/10000201000001DC000001C1A1E601C1781C6CB4.png" xlink:type="simple" xlink:show="embed" xlink:actuate="onLoad" loext:mime-type="image/x-vclgraphic"/></draw:frame><draw:frame draw:style-name="fr1" draw:name="Image6" text:anchor-type="paragraph" svg:x="8.668cm" svg:y="16.861cm" svg:width="7.581cm" svg:height="7.151cm" draw:z-index="5"><draw:image xlink:href="Pictures/10000201000001DC000001C1A1E601C1781C6CB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7:45:07.643416603</meta:creation-date>
    <dc:date>2019-12-08T17:49:48.999611040</dc:date>
    <meta:editing-duration>PT4M41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